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764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1.543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003da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dges w/o cycles</text:p>
          </table:table-cell>
          <table:table-cell office:value-type="string" calcext:value-type="string">
            <text:p>Edges w/ cycles</text:p>
          </table:table-cell>
          <table:table-cell office:value-type="string" calcext:value-type="string">
            <text:p>True edg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AVERAGE([.A2:.A52])" office:value-type="float" office:value="4.35294117647059" calcext:value-type="float">
            <text:p>4.35294117647059</text:p>
          </table:table-cell>
          <table:table-cell table:formula="of:=AVERAGE([.B2:.B52])" office:value-type="float" office:value="6.7843137254902" calcext:value-type="float">
            <text:p>6.7843137254902</text:p>
          </table:table-cell>
          <table:table-cell table:formula="of:=AVERAGE([.C2:.C52])" office:value-type="float" office:value="11.1960784313725" calcext:value-type="float">
            <text:p>11.19607843137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6T12:36:07.724576837</dc:date>
    <meta:editing-duration>PT11M18S</meta:editing-duration>
    <meta:editing-cycles>1</meta:editing-cycles>
    <meta:document-statistic meta:table-count="1" meta:cell-count="159" meta:object-count="0"/>
    <meta:generator>LibreOffice/24.2.7.2$Linux_X86_64 LibreOffice_project/420$Build-2</meta:generator>
  </office:meta>
</office:document-meta>
</file>